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8528in" svg:height="7.3398in" svg:x="9.1138in" svg:y="0.7236in">
            <draw:object draw:notify-on-update-of-ranges="Sheet1.A6:Sheet1.A29 Sheet1.D1:Sheet1.D5 Sheet1.D6:Sheet1.D29 Sheet1.J1:Sheet1.J5 Sheet1.J6:Sheet1.J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8764in" svg:height="3.1366in" svg:x="0in" svg:y="4.8504in">
            <draw:object draw:notify-on-update-of-ranges="Sheet1.A1:Sheet1.A5 Sheet1.A6:Sheet1.A29 Sheet1.F1:Sheet1.F5 Sheet1.F6:Sheet1.F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8" table:default-cell-style-name="ce1"/>
        <table:table-row table:style-name="ro1">
          <table:table-cell office:value-type="string" calcext:value-type="string">
            <text:p>hour</text:p>
          </table:table-cell>
          <table:table-cell office:value-type="string" calcext:value-type="string">
            <text:p>days</text:p>
          </table:table-cell>
          <table:table-cell table:number-columns-repeated="2" office:value-type="string" calcext:value-type="string">
            <text:p>6 south</text:p>
          </table:table-cell>
          <table:table-cell table:number-columns-repeated="2" office:value-type="string" calcext:value-type="string">
            <text:p>55 east</text:p>
          </table:table-cell>
          <table:table-cell table:number-columns-repeated="2" office:value-type="string" calcext:value-type="string">
            <text:p>6 total</text:p>
          </table:table-cell>
          <table:table-cell table:number-columns-repeated="2" office:value-type="string" calcext:value-type="string">
            <text:p>6 north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5" calcext:value-type="float">
            <text:p>365</text:p>
          </table:table-cell>
          <table:table-cell office:value-type="float" office:value="10.0899999141693" calcext:value-type="float">
            <text:p>10</text:p>
          </table:table-cell>
          <table:table-cell table:formula="of:=[.C6]/[.B6]" office:value-type="float" office:value="0.0276438353812858" calcext:value-type="float">
            <text:p>0</text:p>
          </table:table-cell>
          <table:table-cell office:value-type="float" office:value="8761.34496655874" calcext:value-type="float">
            <text:p>8,761</text:p>
          </table:table-cell>
          <table:table-cell table:formula="of:=[.E6]/[.B6]" office:value-type="float" office:value="24.003684839887" calcext:value-type="float">
            <text:p>24</text:p>
          </table:table-cell>
          <table:table-cell office:value-type="float" office:value="15343" calcext:value-type="float">
            <text:p>15,343</text:p>
          </table:table-cell>
          <table:table-cell table:formula="of:=[.G6]/[.B6]" office:value-type="float" office:value="42.0356164383562" calcext:value-type="float">
            <text:p>42</text:p>
          </table:table-cell>
          <table:table-cell office:value-type="float" office:value="15333" calcext:value-type="float">
            <text:p>15,333</text:p>
          </table:table-cell>
          <table:table-cell table:formula="of:=[.I6]/[.B6]" office:value-type="float" office:value="42.008219178082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office:value-type="float" office:value="6465.13495927677" calcext:value-type="float">
            <text:p>6,465</text:p>
          </table:table-cell>
          <table:table-cell table:formula="of:=[.C7]/[.B7]" office:value-type="float" office:value="17.7126985185665" calcext:value-type="float">
            <text:p>18</text:p>
          </table:table-cell>
          <table:table-cell office:value-type="float" office:value="17993.9239367386" calcext:value-type="float">
            <text:p>17,994</text:p>
          </table:table-cell>
          <table:table-cell table:formula="of:=[.E7]/[.B7]" office:value-type="float" office:value="49.2984217444893" calcext:value-type="float">
            <text:p>49</text:p>
          </table:table-cell>
          <table:table-cell office:value-type="float" office:value="37303" calcext:value-type="float">
            <text:p>37,303</text:p>
          </table:table-cell>
          <table:table-cell table:formula="of:=[.G7]/[.B7]" office:value-type="float" office:value="102.2" calcext:value-type="float">
            <text:p>102</text:p>
          </table:table-cell>
          <table:table-cell office:value-type="float" office:value="30838" calcext:value-type="float">
            <text:p>30,838</text:p>
          </table:table-cell>
          <table:table-cell table:formula="of:=[.I7]/[.B7]" office:value-type="float" office:value="84.4876712328767" calcext:value-type="float">
            <text:p>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5" calcext:value-type="float">
            <text:p>365</text:p>
          </table:table-cell>
          <table:table-cell office:value-type="float" office:value="18384.1549172774" calcext:value-type="float">
            <text:p>18,384</text:p>
          </table:table-cell>
          <table:table-cell table:formula="of:=[.C8]/[.B8]" office:value-type="float" office:value="50.3675477185682" calcext:value-type="float">
            <text:p>50</text:p>
          </table:table-cell>
          <table:table-cell office:value-type="float" office:value="41520.0688086748" calcext:value-type="float">
            <text:p>41,520</text:p>
          </table:table-cell>
          <table:table-cell table:formula="of:=[.E8]/[.B8]" office:value-type="float" office:value="113.753613174452" calcext:value-type="float">
            <text:p>114</text:p>
          </table:table-cell>
          <table:table-cell office:value-type="float" office:value="71480" calcext:value-type="float">
            <text:p>71,480</text:p>
          </table:table-cell>
          <table:table-cell table:formula="of:=[.G8]/[.B8]" office:value-type="float" office:value="195.835616438356" calcext:value-type="float">
            <text:p>196</text:p>
          </table:table-cell>
          <table:table-cell office:value-type="float" office:value="53095" calcext:value-type="float">
            <text:p>53,095</text:p>
          </table:table-cell>
          <table:table-cell table:formula="of:=[.I8]/[.B8]" office:value-type="float" office:value="145.465753424658" calcext:value-type="float">
            <text:p>1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5" calcext:value-type="float">
            <text:p>365</text:p>
          </table:table-cell>
          <table:table-cell office:value-type="float" office:value="41649.6249330044" calcext:value-type="float">
            <text:p>41,650</text:p>
          </table:table-cell>
          <table:table-cell table:formula="of:=[.C9]/[.B9]" office:value-type="float" office:value="114.108561460286" calcext:value-type="float">
            <text:p>114</text:p>
          </table:table-cell>
          <table:table-cell office:value-type="float" office:value="74874.3177127838" calcext:value-type="float">
            <text:p>74,874</text:p>
          </table:table-cell>
          <table:table-cell table:formula="of:=[.E9]/[.B9]" office:value-type="float" office:value="205.135117021325" calcext:value-type="float">
            <text:p>205</text:p>
          </table:table-cell>
          <table:table-cell office:value-type="float" office:value="112671" calcext:value-type="float">
            <text:p>112,671</text:p>
          </table:table-cell>
          <table:table-cell table:formula="of:=[.G9]/[.B9]" office:value-type="float" office:value="308.687671232877" calcext:value-type="float">
            <text:p>309</text:p>
          </table:table-cell>
          <table:table-cell office:value-type="float" office:value="71021" calcext:value-type="float">
            <text:p>71,021</text:p>
          </table:table-cell>
          <table:table-cell table:formula="of:=[.I9]/[.B9]" office:value-type="float" office:value="194.578082191781" calcext:value-type="float">
            <text:p>1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5" calcext:value-type="float">
            <text:p>365</text:p>
          </table:table-cell>
          <table:table-cell office:value-type="float" office:value="44060.4049082994" calcext:value-type="float">
            <text:p>44,060</text:p>
          </table:table-cell>
          <table:table-cell table:formula="of:=[.C10]/[.B10]" office:value-type="float" office:value="120.71343810493" calcext:value-type="float">
            <text:p>121</text:p>
          </table:table-cell>
          <table:table-cell office:value-type="float" office:value="71905.7997226715" calcext:value-type="float">
            <text:p>71,906</text:p>
          </table:table-cell>
          <table:table-cell table:formula="of:=[.E10]/[.B10]" office:value-type="float" office:value="197.002191021018" calcext:value-type="float">
            <text:p>197</text:p>
          </table:table-cell>
          <table:table-cell office:value-type="float" office:value="125597" calcext:value-type="float">
            <text:p>125,597</text:p>
          </table:table-cell>
          <table:table-cell table:formula="of:=[.G10]/[.B10]" office:value-type="float" office:value="344.101369863014" calcext:value-type="float">
            <text:p>344</text:p>
          </table:table-cell>
          <table:table-cell office:value-type="float" office:value="81537" calcext:value-type="float">
            <text:p>81,537</text:p>
          </table:table-cell>
          <table:table-cell table:formula="of:=[.I10]/[.B10]" office:value-type="float" office:value="223.38904109589" calcext:value-type="float">
            <text:p>2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5" calcext:value-type="float">
            <text:p>365</text:p>
          </table:table-cell>
          <table:table-cell office:value-type="float" office:value="44946.469920516" calcext:value-type="float">
            <text:p>44,946</text:p>
          </table:table-cell>
          <table:table-cell table:formula="of:=[.C11]/[.B11]" office:value-type="float" office:value="123.141013480866" calcext:value-type="float">
            <text:p>123</text:p>
          </table:table-cell>
          <table:table-cell office:value-type="float" office:value="55806.1167602539" calcext:value-type="float">
            <text:p>55,806</text:p>
          </table:table-cell>
          <table:table-cell table:formula="of:=[.E11]/[.B11]" office:value-type="float" office:value="152.893470576038" calcext:value-type="float">
            <text:p>153</text:p>
          </table:table-cell>
          <table:table-cell office:value-type="float" office:value="119578" calcext:value-type="float">
            <text:p>119,578</text:p>
          </table:table-cell>
          <table:table-cell table:formula="of:=[.G11]/[.B11]" office:value-type="float" office:value="327.61095890411" calcext:value-type="float">
            <text:p>328</text:p>
          </table:table-cell>
          <table:table-cell office:value-type="float" office:value="74632" calcext:value-type="float">
            <text:p>74,632</text:p>
          </table:table-cell>
          <table:table-cell table:formula="of:=[.I11]/[.B11]" office:value-type="float" office:value="204.471232876712" calcext:value-type="float">
            <text:p>2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5" calcext:value-type="float">
            <text:p>365</text:p>
          </table:table-cell>
          <table:table-cell office:value-type="float" office:value="53314.6299473047" calcext:value-type="float">
            <text:p>53,315</text:p>
          </table:table-cell>
          <table:table-cell table:formula="of:=[.C12]/[.B12]" office:value-type="float" office:value="146.067479307684" calcext:value-type="float">
            <text:p>146</text:p>
          </table:table-cell>
          <table:table-cell office:value-type="float" office:value="58275.6397271156" calcext:value-type="float">
            <text:p>58,276</text:p>
          </table:table-cell>
          <table:table-cell table:formula="of:=[.E12]/[.B12]" office:value-type="float" office:value="159.659286923604" calcext:value-type="float">
            <text:p>160</text:p>
          </table:table-cell>
          <table:table-cell office:value-type="float" office:value="137444" calcext:value-type="float">
            <text:p>137,444</text:p>
          </table:table-cell>
          <table:table-cell table:formula="of:=[.G12]/[.B12]" office:value-type="float" office:value="376.558904109589" calcext:value-type="float">
            <text:p>377</text:p>
          </table:table-cell>
          <table:table-cell office:value-type="float" office:value="84130" calcext:value-type="float">
            <text:p>84,130</text:p>
          </table:table-cell>
          <table:table-cell table:formula="of:=[.I12]/[.B12]" office:value-type="float" office:value="230.493150684931" calcext:value-type="float">
            <text:p>2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5" calcext:value-type="float">
            <text:p>365</text:p>
          </table:table-cell>
          <table:table-cell office:value-type="float" office:value="62238.3200011253" calcext:value-type="float">
            <text:p>62,238</text:p>
          </table:table-cell>
          <table:table-cell table:formula="of:=[.C13]/[.B13]" office:value-type="float" office:value="170.515945208562" calcext:value-type="float">
            <text:p>171</text:p>
          </table:table-cell>
          <table:table-cell office:value-type="float" office:value="56025.1887321472" calcext:value-type="float">
            <text:p>56,025</text:p>
          </table:table-cell>
          <table:table-cell table:formula="of:=[.E13]/[.B13]" office:value-type="float" office:value="153.493667759307" calcext:value-type="float">
            <text:p>153</text:p>
          </table:table-cell>
          <table:table-cell office:value-type="float" office:value="146034" calcext:value-type="float">
            <text:p>146,034</text:p>
          </table:table-cell>
          <table:table-cell table:formula="of:=[.G13]/[.B13]" office:value-type="float" office:value="400.093150684932" calcext:value-type="float">
            <text:p>400</text:p>
          </table:table-cell>
          <table:table-cell office:value-type="float" office:value="83796" calcext:value-type="float">
            <text:p>83,796</text:p>
          </table:table-cell>
          <table:table-cell table:formula="of:=[.I13]/[.B13]" office:value-type="float" office:value="229.578082191781" calcext:value-type="float">
            <text:p>2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5" calcext:value-type="float">
            <text:p>365</text:p>
          </table:table-cell>
          <table:table-cell office:value-type="float" office:value="73596.3400230408" calcext:value-type="float">
            <text:p>73,596</text:p>
          </table:table-cell>
          <table:table-cell table:formula="of:=[.C14]/[.B14]" office:value-type="float" office:value="201.633808282304" calcext:value-type="float">
            <text:p>202</text:p>
          </table:table-cell>
          <table:table-cell office:value-type="float" office:value="62919.8366993666" calcext:value-type="float">
            <text:p>62,920</text:p>
          </table:table-cell>
          <table:table-cell table:formula="of:=[.E14]/[.B14]" office:value-type="float" office:value="172.38311424484" calcext:value-type="float">
            <text:p>172</text:p>
          </table:table-cell>
          <table:table-cell office:value-type="float" office:value="163518" calcext:value-type="float">
            <text:p>163,518</text:p>
          </table:table-cell>
          <table:table-cell table:formula="of:=[.G14]/[.B14]" office:value-type="float" office:value="447.994520547945" calcext:value-type="float">
            <text:p>448</text:p>
          </table:table-cell>
          <table:table-cell office:value-type="float" office:value="89922" calcext:value-type="float">
            <text:p>89,922</text:p>
          </table:table-cell>
          <table:table-cell table:formula="of:=[.I14]/[.B14]" office:value-type="float" office:value="246.361643835616" calcext:value-type="float">
            <text:p>2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5" calcext:value-type="float">
            <text:p>365</text:p>
          </table:table-cell>
          <table:table-cell office:value-type="float" office:value="77965.4200439546" calcext:value-type="float">
            <text:p>77,965</text:p>
          </table:table-cell>
          <table:table-cell table:formula="of:=[.C15]/[.B15]" office:value-type="float" office:value="213.603890531382" calcext:value-type="float">
            <text:p>214</text:p>
          </table:table-cell>
          <table:table-cell office:value-type="float" office:value="63484.7676975727" calcext:value-type="float">
            <text:p>63,485</text:p>
          </table:table-cell>
          <table:table-cell table:formula="of:=[.E15]/[.B15]" office:value-type="float" office:value="173.930870404309" calcext:value-type="float">
            <text:p>174</text:p>
          </table:table-cell>
          <table:table-cell office:value-type="float" office:value="168573" calcext:value-type="float">
            <text:p>168,573</text:p>
          </table:table-cell>
          <table:table-cell table:formula="of:=[.G15]/[.B15]" office:value-type="float" office:value="461.843835616438" calcext:value-type="float">
            <text:p>462</text:p>
          </table:table-cell>
          <table:table-cell office:value-type="float" office:value="90607" calcext:value-type="float">
            <text:p>90,607</text:p>
          </table:table-cell>
          <table:table-cell table:formula="of:=[.I15]/[.B15]" office:value-type="float" office:value="248.238356164384" calcext:value-type="float">
            <text:p>2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5" calcext:value-type="float">
            <text:p>365</text:p>
          </table:table-cell>
          <table:table-cell office:value-type="float" office:value="88867.7150580976" calcext:value-type="float">
            <text:p>88,868</text:p>
          </table:table-cell>
          <table:table-cell table:formula="of:=[.C16]/[.B16]" office:value-type="float" office:value="243.473191939993" calcext:value-type="float">
            <text:p>243</text:p>
          </table:table-cell>
          <table:table-cell office:value-type="float" office:value="69081.5906739235" calcext:value-type="float">
            <text:p>69,082</text:p>
          </table:table-cell>
          <table:table-cell table:formula="of:=[.E16]/[.B16]" office:value-type="float" office:value="189.264631983352" calcext:value-type="float">
            <text:p>189</text:p>
          </table:table-cell>
          <table:table-cell office:value-type="float" office:value="169914" calcext:value-type="float">
            <text:p>169,914</text:p>
          </table:table-cell>
          <table:table-cell table:formula="of:=[.G16]/[.B16]" office:value-type="float" office:value="465.517808219178" calcext:value-type="float">
            <text:p>466</text:p>
          </table:table-cell>
          <table:table-cell office:value-type="float" office:value="81047" calcext:value-type="float">
            <text:p>81,047</text:p>
          </table:table-cell>
          <table:table-cell table:formula="of:=[.I16]/[.B16]" office:value-type="float" office:value="222.046575342466" calcext:value-type="float">
            <text:p>2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5" calcext:value-type="float">
            <text:p>365</text:p>
          </table:table-cell>
          <table:table-cell office:value-type="float" office:value="101131.195082426" calcext:value-type="float">
            <text:p>101,131</text:p>
          </table:table-cell>
          <table:table-cell table:formula="of:=[.C17]/[.B17]" office:value-type="float" office:value="277.071767349112" calcext:value-type="float">
            <text:p>277</text:p>
          </table:table-cell>
          <table:table-cell office:value-type="float" office:value="76671.5837060213" calcext:value-type="float">
            <text:p>76,672</text:p>
          </table:table-cell>
          <table:table-cell table:formula="of:=[.E17]/[.B17]" office:value-type="float" office:value="210.059133441154" calcext:value-type="float">
            <text:p>210</text:p>
          </table:table-cell>
          <table:table-cell office:value-type="float" office:value="179874" calcext:value-type="float">
            <text:p>179,874</text:p>
          </table:table-cell>
          <table:table-cell table:formula="of:=[.G17]/[.B17]" office:value-type="float" office:value="492.805479452055" calcext:value-type="float">
            <text:p>493</text:p>
          </table:table-cell>
          <table:table-cell office:value-type="float" office:value="78743" calcext:value-type="float">
            <text:p>78,743</text:p>
          </table:table-cell>
          <table:table-cell table:formula="of:=[.I17]/[.B17]" office:value-type="float" office:value="215.734246575342" calcext:value-type="float">
            <text:p>2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5" calcext:value-type="float">
            <text:p>365</text:p>
          </table:table-cell>
          <table:table-cell office:value-type="float" office:value="103328.350073814" calcext:value-type="float">
            <text:p>103,328</text:p>
          </table:table-cell>
          <table:table-cell table:formula="of:=[.C18]/[.B18]" office:value-type="float" office:value="283.091370065244" calcext:value-type="float">
            <text:p>283</text:p>
          </table:table-cell>
          <table:table-cell office:value-type="float" office:value="71804.177673487" calcext:value-type="float">
            <text:p>71,804</text:p>
          </table:table-cell>
          <table:table-cell table:formula="of:=[.E18]/[.B18]" office:value-type="float" office:value="196.72377444791" calcext:value-type="float">
            <text:p>197</text:p>
          </table:table-cell>
          <table:table-cell office:value-type="float" office:value="169213" calcext:value-type="float">
            <text:p>169,213</text:p>
          </table:table-cell>
          <table:table-cell table:formula="of:=[.G18]/[.B18]" office:value-type="float" office:value="463.597260273973" calcext:value-type="float">
            <text:p>464</text:p>
          </table:table-cell>
          <table:table-cell office:value-type="float" office:value="65885" calcext:value-type="float">
            <text:p>65,885</text:p>
          </table:table-cell>
          <table:table-cell table:formula="of:=[.I18]/[.B18]" office:value-type="float" office:value="180.506849315069" calcext:value-type="float">
            <text:p>1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5" calcext:value-type="float">
            <text:p>365</text:p>
          </table:table-cell>
          <table:table-cell office:value-type="float" office:value="108847.315091491" calcext:value-type="float">
            <text:p>108,847</text:p>
          </table:table-cell>
          <table:table-cell table:formula="of:=[.C19]/[.B19]" office:value-type="float" office:value="298.211822168468" calcext:value-type="float">
            <text:p>298</text:p>
          </table:table-cell>
          <table:table-cell office:value-type="float" office:value="58246.8027879419" calcext:value-type="float">
            <text:p>58,247</text:p>
          </table:table-cell>
          <table:table-cell table:formula="of:=[.E19]/[.B19]" office:value-type="float" office:value="159.5802816108" calcext:value-type="float">
            <text:p>160</text:p>
          </table:table-cell>
          <table:table-cell office:value-type="float" office:value="163589" calcext:value-type="float">
            <text:p>163,589</text:p>
          </table:table-cell>
          <table:table-cell table:formula="of:=[.G19]/[.B19]" office:value-type="float" office:value="448.18904109589" calcext:value-type="float">
            <text:p>448</text:p>
          </table:table-cell>
          <table:table-cell office:value-type="float" office:value="54742" calcext:value-type="float">
            <text:p>54,742</text:p>
          </table:table-cell>
          <table:table-cell table:formula="of:=[.I19]/[.B19]" office:value-type="float" office:value="149.978082191781" calcext:value-type="float">
            <text:p>1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5" calcext:value-type="float">
            <text:p>365</text:p>
          </table:table-cell>
          <table:table-cell office:value-type="float" office:value="93584.3100882769" calcext:value-type="float">
            <text:p>93,584</text:p>
          </table:table-cell>
          <table:table-cell table:formula="of:=[.C20]/[.B20]" office:value-type="float" office:value="256.395370104868" calcext:value-type="float">
            <text:p>256</text:p>
          </table:table-cell>
          <table:table-cell office:value-type="float" office:value="49888.8877722863" calcext:value-type="float">
            <text:p>49,889</text:p>
          </table:table-cell>
          <table:table-cell table:formula="of:=[.E20]/[.B20]" office:value-type="float" office:value="136.681884307634" calcext:value-type="float">
            <text:p>137</text:p>
          </table:table-cell>
          <table:table-cell office:value-type="float" office:value="137967" calcext:value-type="float">
            <text:p>137,967</text:p>
          </table:table-cell>
          <table:table-cell table:formula="of:=[.G20]/[.B20]" office:value-type="float" office:value="377.991780821918" calcext:value-type="float">
            <text:p>378</text:p>
          </table:table-cell>
          <table:table-cell office:value-type="float" office:value="44383" calcext:value-type="float">
            <text:p>44,383</text:p>
          </table:table-cell>
          <table:table-cell table:formula="of:=[.I20]/[.B20]" office:value-type="float" office:value="121.597260273973" calcext:value-type="float">
            <text:p>1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5" calcext:value-type="float">
            <text:p>365</text:p>
          </table:table-cell>
          <table:table-cell office:value-type="float" office:value="85086.240035424" calcext:value-type="float">
            <text:p>85,086</text:p>
          </table:table-cell>
          <table:table-cell table:formula="of:=[.C21]/[.B21]" office:value-type="float" office:value="233.112986398422" calcext:value-type="float">
            <text:p>233</text:p>
          </table:table-cell>
          <table:table-cell office:value-type="float" office:value="37098.2248429358" calcext:value-type="float">
            <text:p>37,098</text:p>
          </table:table-cell>
          <table:table-cell table:formula="of:=[.E21]/[.B21]" office:value-type="float" office:value="101.638972172427" calcext:value-type="float">
            <text:p>102</text:p>
          </table:table-cell>
          <table:table-cell office:value-type="float" office:value="119003" calcext:value-type="float">
            <text:p>119,003</text:p>
          </table:table-cell>
          <table:table-cell table:formula="of:=[.G21]/[.B21]" office:value-type="float" office:value="326.035616438356" calcext:value-type="float">
            <text:p>326</text:p>
          </table:table-cell>
          <table:table-cell office:value-type="float" office:value="33917" calcext:value-type="float">
            <text:p>33,917</text:p>
          </table:table-cell>
          <table:table-cell table:formula="of:=[.I21]/[.B21]" office:value-type="float" office:value="92.9232876712329" calcext:value-type="float">
            <text:p>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5" calcext:value-type="float">
            <text:p>365</text:p>
          </table:table-cell>
          <table:table-cell office:value-type="float" office:value="82388.7550786827" calcext:value-type="float">
            <text:p>82,389</text:p>
          </table:table-cell>
          <table:table-cell table:formula="of:=[.C22]/[.B22]" office:value-type="float" office:value="225.722616653925" calcext:value-type="float">
            <text:p>226</text:p>
          </table:table-cell>
          <table:table-cell office:value-type="float" office:value="36869.8858158588" calcext:value-type="float">
            <text:p>36,870</text:p>
          </table:table-cell>
          <table:table-cell table:formula="of:=[.E22]/[.B22]" office:value-type="float" office:value="101.013385796873" calcext:value-type="float">
            <text:p>101</text:p>
          </table:table-cell>
          <table:table-cell office:value-type="float" office:value="109354" calcext:value-type="float">
            <text:p>109,354</text:p>
          </table:table-cell>
          <table:table-cell table:formula="of:=[.G22]/[.B22]" office:value-type="float" office:value="299.6" calcext:value-type="float">
            <text:p>300</text:p>
          </table:table-cell>
          <table:table-cell office:value-type="float" office:value="26965" calcext:value-type="float">
            <text:p>26,965</text:p>
          </table:table-cell>
          <table:table-cell table:formula="of:=[.I22]/[.B22]" office:value-type="float" office:value="73.8767123287671" calcext:value-type="float">
            <text:p>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5" calcext:value-type="float">
            <text:p>365</text:p>
          </table:table-cell>
          <table:table-cell office:value-type="float" office:value="75239.8100758791" calcext:value-type="float">
            <text:p>75,240</text:p>
          </table:table-cell>
          <table:table-cell table:formula="of:=[.C23]/[.B23]" office:value-type="float" office:value="206.136465961313" calcext:value-type="float">
            <text:p>206</text:p>
          </table:table-cell>
          <table:table-cell office:value-type="float" office:value="29732.3188483715" calcext:value-type="float">
            <text:p>29,732</text:p>
          </table:table-cell>
          <table:table-cell table:formula="of:=[.E23]/[.B23]" office:value-type="float" office:value="81.4584078037575" calcext:value-type="float">
            <text:p>81</text:p>
          </table:table-cell>
          <table:table-cell office:value-type="float" office:value="99192" calcext:value-type="float">
            <text:p>99,192</text:p>
          </table:table-cell>
          <table:table-cell table:formula="of:=[.G23]/[.B23]" office:value-type="float" office:value="271.758904109589" calcext:value-type="float">
            <text:p>272</text:p>
          </table:table-cell>
          <table:table-cell office:value-type="float" office:value="23952" calcext:value-type="float">
            <text:p>23,952</text:p>
          </table:table-cell>
          <table:table-cell table:formula="of:=[.I23]/[.B23]" office:value-type="float" office:value="65.6219178082192" calcext:value-type="float">
            <text:p>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5" calcext:value-type="float">
            <text:p>365</text:p>
          </table:table-cell>
          <table:table-cell office:value-type="float" office:value="62522.2100592852" calcext:value-type="float">
            <text:p>62,522</text:p>
          </table:table-cell>
          <table:table-cell table:formula="of:=[.C24]/[.B24]" office:value-type="float" office:value="171.293726189822" calcext:value-type="float">
            <text:p>171</text:p>
          </table:table-cell>
          <table:table-cell office:value-type="float" office:value="28704.8628789186" calcext:value-type="float">
            <text:p>28,705</text:p>
          </table:table-cell>
          <table:table-cell table:formula="of:=[.E24]/[.B24]" office:value-type="float" office:value="78.6434599422427" calcext:value-type="float">
            <text:p>79</text:p>
          </table:table-cell>
          <table:table-cell office:value-type="float" office:value="79748" calcext:value-type="float">
            <text:p>79,748</text:p>
          </table:table-cell>
          <table:table-cell table:formula="of:=[.G24]/[.B24]" office:value-type="float" office:value="218.487671232877" calcext:value-type="float">
            <text:p>218</text:p>
          </table:table-cell>
          <table:table-cell office:value-type="float" office:value="17226" calcext:value-type="float">
            <text:p>17,226</text:p>
          </table:table-cell>
          <table:table-cell table:formula="of:=[.I24]/[.B24]" office:value-type="float" office:value="47.1945205479452" calcext:value-type="float">
            <text:p>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5" calcext:value-type="float">
            <text:p>365</text:p>
          </table:table-cell>
          <table:table-cell office:value-type="float" office:value="49726.2850416992" calcext:value-type="float">
            <text:p>49,726</text:p>
          </table:table-cell>
          <table:table-cell table:formula="of:=[.C25]/[.B25]" office:value-type="float" office:value="136.236397374518" calcext:value-type="float">
            <text:p>136</text:p>
          </table:table-cell>
          <table:table-cell office:value-type="float" office:value="16277.6879230738" calcext:value-type="float">
            <text:p>16,278</text:p>
          </table:table-cell>
          <table:table-cell table:formula="of:=[.E25]/[.B25]" office:value-type="float" office:value="44.5964052686953" calcext:value-type="float">
            <text:p>45</text:p>
          </table:table-cell>
          <table:table-cell office:value-type="float" office:value="60574" calcext:value-type="float">
            <text:p>60,574</text:p>
          </table:table-cell>
          <table:table-cell table:formula="of:=[.G25]/[.B25]" office:value-type="float" office:value="165.956164383562" calcext:value-type="float">
            <text:p>166</text:p>
          </table:table-cell>
          <table:table-cell office:value-type="float" office:value="10848" calcext:value-type="float">
            <text:p>10,848</text:p>
          </table:table-cell>
          <table:table-cell table:formula="of:=[.I25]/[.B25]" office:value-type="float" office:value="29.7205479452055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25286.8099845648" calcext:value-type="float">
            <text:p>25,287</text:p>
          </table:table-cell>
          <table:table-cell table:formula="of:=[.C26]/[.B26]" office:value-type="float" office:value="69.2789314645611" calcext:value-type="float">
            <text:p>69</text:p>
          </table:table-cell>
          <table:table-cell office:value-type="float" office:value="13490.6899291277" calcext:value-type="float">
            <text:p>13,491</text:p>
          </table:table-cell>
          <table:table-cell table:formula="of:=[.E26]/[.B26]" office:value-type="float" office:value="36.9607943263773" calcext:value-type="float">
            <text:p>37</text:p>
          </table:table-cell>
          <table:table-cell office:value-type="float" office:value="27838" calcext:value-type="float">
            <text:p>27,838</text:p>
          </table:table-cell>
          <table:table-cell table:formula="of:=[.G26]/[.B26]" office:value-type="float" office:value="76.2684931506849" calcext:value-type="float">
            <text:p>76</text:p>
          </table:table-cell>
          <table:table-cell office:value-type="float" office:value="2552" calcext:value-type="float">
            <text:p>2,552</text:p>
          </table:table-cell>
          <table:table-cell table:formula="of:=[.I26]/[.B26]" office:value-type="float" office:value="6.99178082191781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6328.65497841314" calcext:value-type="float">
            <text:p>6,329</text:p>
          </table:table-cell>
          <table:table-cell table:formula="of:=[.C27]/[.B27]" office:value-type="float" office:value="17.3387807627757" calcext:value-type="float">
            <text:p>17</text:p>
          </table:table-cell>
          <table:table-cell office:value-type="float" office:value="7158.52895998955" calcext:value-type="float">
            <text:p>7,159</text:p>
          </table:table-cell>
          <table:table-cell table:formula="of:=[.E27]/[.B27]" office:value-type="float" office:value="19.6124081095604" calcext:value-type="float">
            <text:p>20</text:p>
          </table:table-cell>
          <table:table-cell office:value-type="float" office:value="6331" calcext:value-type="float">
            <text:p>6,331</text:p>
          </table:table-cell>
          <table:table-cell table:formula="of:=[.G27]/[.B27]" office:value-type="float" office:value="17.3452054794521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I27]/[.B27]" office:value-type="float" office:value="0.00547945205479452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3.03999996185303" calcext:value-type="float">
            <text:p>3</text:p>
          </table:table-cell>
          <table:table-cell table:formula="of:=[.C28]/[.B28]" office:value-type="float" office:value="0.00832876701877543" calcext:value-type="float">
            <text:p>0</text:p>
          </table:table-cell>
          <table:table-cell office:value-type="float" office:value="6238.43095794134" calcext:value-type="float">
            <text:p>6,238</text:p>
          </table:table-cell>
          <table:table-cell table:formula="of:=[.E28]/[.B28]" office:value-type="float" office:value="17.091591665592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G28]/[.B28]" office:value-type="float" office:value="0.00821917808219178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I28]/[.B28]" office:value-type="float" office:value="0.0575342465753425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formula="of:=[.C29]/[.B29]" office:value-type="float" office:value="0" calcext:value-type="float">
            <text:p>0</text:p>
          </table:table-cell>
          <table:table-cell office:value-type="float" office:value="5160.55896820035" calcext:value-type="float">
            <text:p>5,161</text:p>
          </table:table-cell>
          <table:table-cell table:formula="of:=[.E29]/[.B29]" office:value-type="float" office:value="14.1385177210969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[.G29]/[.B29]" office:value-type="float" office:value="0.0575342465753425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29]/[.B29]" office:value-type="float" office:value="0" calcext:value-type="float">
            <text:p>0</text:p>
          </table:table-cell>
        </table:table-row>
        <table:table-row table:style-name="ro1" table:number-rows-repeated="104854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17:57:52.252606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09:51:11.715364349</meta:creation-date>
    <dc:date>2016-02-02T16:47:23.097980648</dc:date>
    <meta:editing-duration>PT28S</meta:editing-duration>
    <meta:editing-cycles>1</meta:editing-cycles>
    <meta:generator>LibreOffice/4.2.8.2$Linux_X86_64 LibreOffice_project/420m0$Build-2</meta:generator>
    <meta:document-statistic meta:table-count="1" meta:cell-count="2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027cm" svg:height="18.644cm" xlink:href=".." xlink:type="simple" chart:class="chart:bar" chart:style-name="ch1">
        <chart:legend chart:legend-position="end" svg:x="22.711cm" svg:y="8.774cm" style:legend-expansion="high" chart:style-name="ch2"/>
        <chart:plot-area chart:style-name="ch3" table:cell-range-address="Sheet1.A6:Sheet1.A29 Sheet1.D1:Sheet1.D29 Sheet1.J1:Sheet1.J29" chart:data-source-has-labels="both" svg:x="0.5cm" svg:y="0.372cm" svg:width="21.711cm" svg:height="17.9cm">
          <chartooo:coordinate-region svg:x="1.307cm" svg:y="0.572cm" svg:width="20.904cm" svg:height="17.053cm"/>
          <chart:axis chart:dimension="x" chart:name="primary-x" chart:style-name="ch4" chartooo:axis-type="auto">
            <chartooo:date-scale/>
            <chart:categories table:cell-range-address="Sheet1.A6:Sheet1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6:Sheet1.D29" chart:label-cell-address="Sheet1.D1:Sheet1.D5" chart:class="chart:bar">
            <chart:data-point chart:repeated="24"/>
          </chart:series>
          <chart:series chart:style-name="ch8" chart:values-cell-range-address="Sheet1.J6:Sheet1.J29" chart:label-cell-address="Sheet1.J1:Sheet1.J5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 south</text:p>
                <text:list>
                  <text:list-item>
                    <text:p>6 south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D1:Sheet1.D5</svg:desc>
                </draw:g>
              </table:table-cell>
              <table:table-cell office:value-type="string">
                <text:p>6 north</text:p>
                <text:list>
                  <text:list-item>
                    <text:p>6 north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J1:Sheet1.J5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A6:Sheet1.A29</svg:desc>
                </draw:g>
              </table:table-cell>
              <table:table-cell office:value-type="float" office:value="0.0276438353812858">
                <text:p>0.0276438353812858</text:p>
                <draw:g>
                  <svg:desc>Sheet1.D6:Sheet1.D29</svg:desc>
                </draw:g>
              </table:table-cell>
              <table:table-cell office:value-type="float" office:value="42.0082191780822">
                <text:p>42.0082191780822</text:p>
                <draw:g>
                  <svg:desc>Sheet1.J6:Sheet1.J29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7.7126985185665">
                <text:p>17.7126985185665</text:p>
              </table:table-cell>
              <table:table-cell office:value-type="float" office:value="84.4876712328767">
                <text:p>84.48767123287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0.3675477185682">
                <text:p>50.3675477185682</text:p>
              </table:table-cell>
              <table:table-cell office:value-type="float" office:value="145.465753424658">
                <text:p>145.46575342465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4.108561460286">
                <text:p>114.108561460286</text:p>
              </table:table-cell>
              <table:table-cell office:value-type="float" office:value="194.578082191781">
                <text:p>194.57808219178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0.71343810493">
                <text:p>120.71343810493</text:p>
              </table:table-cell>
              <table:table-cell office:value-type="float" office:value="223.38904109589">
                <text:p>223.3890410958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3.141013480866">
                <text:p>123.141013480866</text:p>
              </table:table-cell>
              <table:table-cell office:value-type="float" office:value="204.471232876712">
                <text:p>204.4712328767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6.067479307684">
                <text:p>146.067479307684</text:p>
              </table:table-cell>
              <table:table-cell office:value-type="float" office:value="230.493150684931">
                <text:p>230.49315068493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70.515945208562">
                <text:p>170.515945208562</text:p>
              </table:table-cell>
              <table:table-cell office:value-type="float" office:value="229.578082191781">
                <text:p>229.57808219178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1.633808282304">
                <text:p>201.633808282304</text:p>
              </table:table-cell>
              <table:table-cell office:value-type="float" office:value="246.361643835616">
                <text:p>246.36164383561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13.603890531382">
                <text:p>213.603890531382</text:p>
              </table:table-cell>
              <table:table-cell office:value-type="float" office:value="248.238356164384">
                <text:p>248.23835616438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43.473191939993">
                <text:p>243.473191939993</text:p>
              </table:table-cell>
              <table:table-cell office:value-type="float" office:value="222.046575342466">
                <text:p>222.04657534246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77.071767349112">
                <text:p>277.071767349112</text:p>
              </table:table-cell>
              <table:table-cell office:value-type="float" office:value="215.734246575342">
                <text:p>215.73424657534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83.091370065244">
                <text:p>283.091370065244</text:p>
              </table:table-cell>
              <table:table-cell office:value-type="float" office:value="180.506849315069">
                <text:p>180.50684931506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98.211822168468">
                <text:p>298.211822168468</text:p>
              </table:table-cell>
              <table:table-cell office:value-type="float" office:value="149.978082191781">
                <text:p>149.97808219178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56.395370104868">
                <text:p>256.395370104868</text:p>
              </table:table-cell>
              <table:table-cell office:value-type="float" office:value="121.597260273973">
                <text:p>121.59726027397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33.112986398422">
                <text:p>233.112986398422</text:p>
              </table:table-cell>
              <table:table-cell office:value-type="float" office:value="92.9232876712329">
                <text:p>92.92328767123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5.722616653925">
                <text:p>225.722616653925</text:p>
              </table:table-cell>
              <table:table-cell office:value-type="float" office:value="73.8767123287671">
                <text:p>73.876712328767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06.136465961313">
                <text:p>206.136465961313</text:p>
              </table:table-cell>
              <table:table-cell office:value-type="float" office:value="65.6219178082192">
                <text:p>65.621917808219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71.293726189822">
                <text:p>171.293726189822</text:p>
              </table:table-cell>
              <table:table-cell office:value-type="float" office:value="47.1945205479452">
                <text:p>47.194520547945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36.236397374518">
                <text:p>136.236397374518</text:p>
              </table:table-cell>
              <table:table-cell office:value-type="float" office:value="29.7205479452055">
                <text:p>29.720547945205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69.2789314645611">
                <text:p>69.2789314645611</text:p>
              </table:table-cell>
              <table:table-cell office:value-type="float" office:value="6.99178082191781">
                <text:p>6.9917808219178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7.3387807627757">
                <text:p>17.3387807627757</text:p>
              </table:table-cell>
              <table:table-cell office:value-type="float" office:value="0.00547945205479452">
                <text:p>0.0054794520547945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832876701877543">
                <text:p>0.00832876701877543</text:p>
              </table:table-cell>
              <table:table-cell office:value-type="float" office:value="0.0575342465753425">
                <text:p>0.057534246575342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547cm" svg:height="7.968cm" xlink:href=".." xlink:type="simple" chart:class="chart:bar" chart:style-name="ch1">
        <chart:legend chart:legend-position="end" svg:x="20.231cm" svg:y="3.685cm" style:legend-expansion="high" chart:style-name="ch2"/>
        <chart:plot-area chart:style-name="ch3" table:cell-range-address="Sheet1.A1:Sheet1.A29 Sheet1.F1:Sheet1.F29" chart:data-source-has-labels="both" svg:x="0.45cm" svg:y="0.159cm" svg:width="19.331cm" svg:height="7.65cm">
          <chartooo:coordinate-region svg:x="1.257cm" svg:y="0.358cm" svg:width="18.524cm" svg:height="6.804cm"/>
          <chart:axis chart:dimension="x" chart:name="primary-x" chart:style-name="ch4" chartooo:axis-type="auto">
            <chartooo:date-scale/>
            <chart:categories table:cell-range-address="Sheet1.A6:Sheet1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6:Sheet1.F29" chart:label-cell-address="Sheet1.F1:Sheet1.F5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5 east</text:p>
                <text:list>
                  <text:list-item>
                    <text:p>55 east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F1:Sheet1.F5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A6:Sheet1.A29</svg:desc>
                </draw:g>
              </table:table-cell>
              <table:table-cell office:value-type="float" office:value="24.003684839887">
                <text:p>24.003684839887</text:p>
                <draw:g>
                  <svg:desc>Sheet1.F6:Sheet1.F29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9.2984217444893">
                <text:p>49.298421744489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3.753613174452">
                <text:p>113.75361317445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05.135117021325">
                <text:p>205.1351170213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7.002191021018">
                <text:p>197.00219102101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52.893470576038">
                <text:p>152.8934705760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9.659286923604">
                <text:p>159.65928692360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3.493667759307">
                <text:p>153.49366775930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72.38311424484">
                <text:p>172.3831142448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73.930870404309">
                <text:p>173.93087040430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89.264631983352">
                <text:p>189.26463198335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10.059133441154">
                <text:p>210.05913344115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6.72377444791">
                <text:p>196.7237744479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59.5802816108">
                <text:p>159.580281610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36.681884307634">
                <text:p>136.68188430763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1.638972172427">
                <text:p>101.6389721724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1.013385796873">
                <text:p>101.01338579687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81.4584078037575">
                <text:p>81.458407803757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78.6434599422427">
                <text:p>78.643459942242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4.5964052686953">
                <text:p>44.5964052686953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36.9607943263773">
                <text:p>36.960794326377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9.6124081095604">
                <text:p>19.612408109560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7.0915916655927">
                <text:p>17.091591665592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.1385177210969">
                <text:p>14.13851772109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